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8.25cm" fo:min-width="8cm"/>
    </style:style>
    <style:style style:name="gr2" style:family="graphic" style:parent-style-name="standard">
      <style:graphic-properties draw:stroke="none" draw:fill="solid" draw:fill-color="#cddc39" draw:textarea-horizontal-align="justify" draw:textarea-vertical-align="middle" draw:auto-grow-height="false" fo:min-height="0.689cm" fo:min-width="0.439cm"/>
    </style:style>
    <style:style style:name="gr3" style:family="graphic" style:parent-style-name="standard">
      <style:graphic-properties draw:stroke="none" draw:fill="solid" draw:fill-color="#4caf50" draw:textarea-horizontal-align="justify" draw:textarea-vertical-align="middle" draw:auto-grow-height="false" fo:min-height="0.689cm" fo:min-width="0.439cm"/>
    </style:style>
    <style:style style:name="gr4" style:family="graphic" style:parent-style-name="standard">
      <style:graphic-properties draw:stroke="none" draw:fill="solid" draw:fill-color="#3f51b5" draw:textarea-horizontal-align="justify" draw:textarea-vertical-align="middle" draw:auto-grow-height="false" fo:min-height="0.689cm" fo:min-width="0.439cm"/>
    </style:style>
    <style:style style:name="gr5" style:family="graphic" style:parent-style-name="standard">
      <style:graphic-properties draw:stroke="none" draw:fill="solid" draw:fill-color="#009688" draw:textarea-horizontal-align="justify" draw:textarea-vertical-align="middle" draw:auto-grow-height="false" fo:min-height="0.689cm" fo:min-width="0.439cm"/>
    </style:style>
    <style:style style:name="gr6" style:family="graphic" style:parent-style-name="standard">
      <style:graphic-properties draw:stroke="none" draw:fill="solid" draw:fill-color="#ffeb3b" draw:textarea-horizontal-align="justify" draw:textarea-vertical-align="middle" draw:auto-grow-height="false" fo:min-height="0.689cm" fo:min-width="0.439cm"/>
    </style:style>
    <style:style style:name="gr7" style:family="graphic" style:parent-style-name="standard">
      <style:graphic-properties draw:stroke="none" draw:fill="solid" draw:fill-color="#9c27b0" draw:textarea-horizontal-align="justify" draw:textarea-vertical-align="middle" draw:auto-grow-height="false" fo:min-height="0.689cm" fo:min-width="0.439cm"/>
    </style:style>
    <style:style style:name="gr8" style:family="graphic" style:parent-style-name="standard">
      <style:graphic-properties draw:stroke="none" draw:fill="solid" draw:fill-color="#f44336" draw:textarea-horizontal-align="justify" draw:textarea-vertical-align="middle" draw:auto-grow-height="false" fo:min-height="0.689cm" fo:min-width="0.439cm"/>
    </style:style>
    <style:style style:name="gr9" style:family="graphic" style:parent-style-name="standard">
      <style:graphic-properties draw:stroke="none" draw:fill="solid" draw:fill-color="#ffc107" draw:textarea-horizontal-align="justify" draw:textarea-vertical-align="middle" draw:auto-grow-height="false" fo:min-height="0.689cm" fo:min-width="0.439cm"/>
    </style:style>
    <style:style style:name="gr10" style:family="graphic" style:parent-style-name="standard">
      <style:graphic-properties draw:stroke="none" draw:fill="solid" draw:fill-color="#ff9800" draw:textarea-horizontal-align="justify" draw:textarea-vertical-align="middle" draw:auto-grow-height="false" fo:min-height="0.689cm" fo:min-width="0.439cm"/>
    </style:style>
    <style:style style:name="gr11" style:family="graphic" style:parent-style-name="standard">
      <style:graphic-properties draw:stroke="none" draw:fill="solid" draw:fill-color="#e91e63" draw:textarea-horizontal-align="justify" draw:textarea-vertical-align="middle" draw:auto-grow-height="false" fo:min-height="0.689cm" fo:min-width="0.439cm"/>
    </style:style>
    <style:style style:name="gr12" style:family="graphic" style:parent-style-name="standard">
      <style:graphic-properties draw:stroke="none" draw:fill="solid" draw:fill-color="#2196f3" draw:textarea-horizontal-align="justify" draw:textarea-vertical-align="middle" draw:auto-grow-height="false" fo:min-height="0.689cm" fo:min-width="0.4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ddc39"/>
      <style:paragraph-properties fo:text-align="center"/>
    </style:style>
    <style:style style:name="P3" style:family="paragraph">
      <loext:graphic-properties draw:fill="solid" draw:fill-color="#4caf50"/>
      <style:paragraph-properties fo:text-align="center"/>
    </style:style>
    <style:style style:name="P4" style:family="paragraph">
      <loext:graphic-properties draw:fill="solid" draw:fill-color="#3f51b5"/>
      <style:paragraph-properties fo:text-align="center"/>
    </style:style>
    <style:style style:name="P5" style:family="paragraph">
      <loext:graphic-properties draw:fill="solid" draw:fill-color="#009688"/>
      <style:paragraph-properties fo:text-align="center"/>
    </style:style>
    <style:style style:name="P6" style:family="paragraph">
      <loext:graphic-properties draw:fill="solid" draw:fill-color="#ffeb3b"/>
      <style:paragraph-properties fo:text-align="center"/>
    </style:style>
    <style:style style:name="P7" style:family="paragraph">
      <loext:graphic-properties draw:fill="solid" draw:fill-color="#9c27b0"/>
      <style:paragraph-properties fo:text-align="center"/>
    </style:style>
    <style:style style:name="P8" style:family="paragraph">
      <loext:graphic-properties draw:fill="solid" draw:fill-color="#f44336"/>
      <style:paragraph-properties fo:text-align="center"/>
    </style:style>
    <style:style style:name="P9" style:family="paragraph">
      <loext:graphic-properties draw:fill="solid" draw:fill-color="#ffc107"/>
      <style:paragraph-properties fo:text-align="center"/>
    </style:style>
    <style:style style:name="P10" style:family="paragraph">
      <loext:graphic-properties draw:fill="solid" draw:fill-color="#ff9800"/>
      <style:paragraph-properties fo:text-align="center"/>
    </style:style>
    <style:style style:name="P11" style:family="paragraph">
      <loext:graphic-properties draw:fill="solid" draw:fill-color="#e91e63"/>
      <style:paragraph-properties fo:text-align="center"/>
    </style:style>
    <style:style style:name="P12" style:family="paragraph">
      <loext:graphic-properties draw:fill="solid" draw:fill-color="#2196f3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8.5cm" svg:height="8.5cm" svg:x="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.25cm" svg:x="3cm" svg:y="6.9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mirror-vertical="true" draw:type="cube" draw:modifiers="5387.0503597122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1.25cm" svg:height="1.25cm" svg:x="3.5cm" svg:y="5.4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mirror-vertical="true" draw:type="cube" draw:modifiers="5387.0503597122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4" draw:layer="layout" svg:width="1.25cm" svg:height="1.25cm" svg:x="5.6cm" svg:y="3.9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mirror-vertical="true" draw:type="cube" draw:modifiers="5387.0503597122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5" draw:layer="layout" svg:width="1.25cm" svg:height="1.25cm" svg:x="4.1cm" svg:y="3.9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mirror-vertical="true" draw:type="cube" draw:modifiers="5387.0503597122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6" draw:layer="layout" svg:width="1.25cm" svg:height="1.25cm" svg:x="2.5cm" svg:y="8.4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mirror-vertical="true" draw:type="cube" draw:modifiers="5387.0503597122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7" draw:layer="layout" svg:width="1.25cm" svg:height="1.25cm" svg:x="6.1cm" svg:y="5.4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mirror-vertical="true" draw:type="cube" draw:modifiers="5387.0503597122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8" draw:layer="layout" svg:width="1.25cm" svg:height="1.25cm" svg:x="7.05cm" svg:y="8.4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mirror-vertical="true" draw:type="cube" draw:modifiers="5387.0503597122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9" draw:layer="layout" svg:width="1.25cm" svg:height="1.25cm" svg:x="4cm" svg:y="8.4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mirror-vertical="true" draw:type="cube" draw:modifiers="5387.0503597122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10" draw:layer="layout" svg:width="1.25cm" svg:height="1.25cm" svg:x="5.55cm" svg:y="8.4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mirror-vertical="true" draw:type="cube" draw:modifiers="5387.0503597122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1" draw:layer="layout" svg:width="1.25cm" svg:height="1.25cm" svg:x="6.5cm" svg:y="6.9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mirror-vertical="true" draw:type="cube" draw:modifiers="5387.0503597122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12" draw:layer="layout" svg:width="1.25cm" svg:height="1.25cm" svg:x="4.75cm" svg:y="2.4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mirror-vertical="true" draw:type="cube" draw:modifiers="5387.0503597122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1-11T12:46:23.416000000</dc:date>
    <meta:editing-duration>PT8M27S</meta:editing-duration>
    <meta:editing-cycles>1</meta:editing-cycles>
    <meta:document-statistic meta:object-count="12"/>
    <meta:generator>LibreOffice/7.0.1.2$Windows_X86_64 LibreOffice_project/7cbcfc562f6eb6708b5ff7d7397325de9e764452</meta:generator>
  </office:meta>
</office:document-meta>
</file>